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Oa</text:p>
          </table:table-cell>
        </table:table-row>
        <table:table-row table:style-name="ro1">
          <table:table-cell office:value-type="string" calcext:value-type="string">
            <text:p>CFUs</text:p>
          </table:table-cell>
          <table:table-cell table:formula="of:=11000000*50" office:value-type="float" office:value="550000000" calcext:value-type="float">
            <text:p>5.50E+08</text:p>
          </table:table-cell>
          <table:table-cell table:style-name="ce1" table:formula="of:=12000000*50" office:value-type="float" office:value="600000000" calcext:value-type="float">
            <text:p>6.00E+08</text:p>
          </table:table-cell>
          <table:table-cell table:formula="of:=3000000*50" office:value-type="float" office:value="150000000" calcext:value-type="float">
            <text:p>150000000</text:p>
          </table:table-cell>
          <table:table-cell table:formula="of:=3700000*50" office:value-type="float" office:value="185000000" calcext:value-type="float">
            <text:p>185000000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table:style-name="Default" table:formula="of:=[.B2]/SUM([.B2:.E2])" office:value-type="float" office:value="0.37037037037037" calcext:value-type="float">
            <text:p>0.37037037037037</text:p>
          </table:table-cell>
          <table:table-cell table:formula="of:=[.C2]/SUM([.B2:.E2])" office:value-type="float" office:value="0.404040404040404" calcext:value-type="float">
            <text:p>0.404040404040404</text:p>
          </table:table-cell>
          <table:table-cell table:formula="of:=[.D2]/SUM([.B2:.E2])" office:value-type="float" office:value="0.101010101010101" calcext:value-type="float">
            <text:p>0.101010101010101</text:p>
          </table:table-cell>
          <table:table-cell table:formula="of:=[.E2]/SUM([.B2:.E2])" office:value-type="float" office:value="0.124579124579125" calcext:value-type="float">
            <text:p>0.124579124579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7:24:50.617283262</meta:creation-date>
    <dc:date>2022-11-07T17:32:47.362921554</dc:date>
    <meta:editing-duration>PT7M57S</meta:editing-duration>
    <meta:editing-cycles>1</meta:editing-cycles>
    <meta:document-statistic meta:table-count="1" meta:cell-count="14" meta:object-count="0"/>
    <meta:generator>LibreOffice/7.3.7.2$Linux_X86_64 LibreOffice_project/30$Build-2</meta:generator>
  </office:meta>
</office:document-meta>
</file>